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5d6d2" officeooo:paragraph-rsid="0015d6d2"/>
    </style:style>
    <style:style style:name="T1" style:family="text">
      <style:text-properties officeooo:rsid="001738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 propiedad intelectual en el terreno abstracto de los principios. ¿Es un derecho natural o un derecho positivo?. Consecuencias resultantes en uno y otro caso. Fundamentos jurídico-filosófico de la propiedad intelectual. Discusión acerca del término: propiedad intelectual. ¿Deberá ser ésta perpetua o temporal?. Expropiación de los derechos literarios por causa de utilidad pública. Preceptos <text:span text:style-name="T1">de las legislaciones italiana, mexicana e inglesa sobre el particular. ¿Es la propiedad intelectual un derecho personal o un derecho real. ¿Un derecho mueble o un derecho inmueble?. Disposiciones de algunas leyes <text:s/>extranjeras sobre el punto. Usufructo de los acreedores del autor sobre la propiedad intelectual perteneciente a este. Legislación comparad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ermo Lengemann</meta:initial-creator>
    <meta:creation-date>2014-06-12T10:54:10.393545924</meta:creation-date>
    <dc:date>2014-06-12T11:10:14.201684263</dc:date>
    <dc:creator>Guillermo Lengemann</dc:creator>
    <meta:editing-duration>PT5M23S</meta:editing-duration>
    <meta:editing-cycles>2</meta:editing-cycles>
    <meta:generator>LibreOffice/4.2.4.2$Linux_X86_64 LibreOffice_project/63150712c6d317d27ce2db16eb94c2f3d7b699f8</meta:generator>
    <meta:document-statistic meta:table-count="0" meta:image-count="0" meta:object-count="0" meta:page-count="1" meta:paragraph-count="1" meta:word-count="105" meta:character-count="750" meta:non-whitespace-character-count="645"/>
  </office:meta>
</office:document-meta>
</file>